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ccccc" draw:marker-start-width="0.369cm" draw:marker-end-width="0.369cm" draw:fill="none" draw:textarea-horizontal-align="justify" draw:textarea-vertical-align="middle" draw:auto-grow-height="false" fo:min-height="12.018cm" fo:min-width="26.24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4.193cm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2cm" fo:min-width="13.274cm"/>
    </style:style>
    <style:style style:name="gr5" style:family="graphic" style:parent-style-name="standard">
      <style:graphic-properties svg:stroke-color="#ffffff" draw:fill="solid" draw:fill-color="#cccccc" draw:textarea-horizontal-align="justify" draw:textarea-vertical-align="middle" draw:auto-grow-height="false" fo:min-height="0.258cm" fo:min-width="26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2.5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cccc" style:font-name="DejaVu Sans Mono" fo:font-size="10.5pt" style:font-size-asian="10.5pt" style:font-size-complex="10.5pt"/>
    </style:style>
    <style:style style:name="P4" style:family="paragraph">
      <loext:graphic-properties draw:fill="none" draw:fill-color="#ffffff"/>
      <style:text-properties fo:color="#cccccc" style:font-name="DejaVu Sans Mono" fo:font-size="10.5pt" style:font-size-asian="10.5pt" style:font-size-complex="10.5pt"/>
    </style:style>
    <style:style style:name="P5" style:family="paragraph">
      <loext:graphic-properties draw:fill="solid" draw:fill-color="#cccccc"/>
      <style:paragraph-properties fo:margin-left="0cm" fo:margin-right="0cm" fo:text-align="start" fo:text-indent="0cm" style:writing-mode="lr-tb">
        <style:tab-stops/>
      </style:paragraph-properties>
      <style:text-properties fo:color="#000000" style:font-name="DejaVu Sans Mono" fo:font-size="10.5pt" style:font-size-asian="10.5pt" style:font-size-complex="10.5pt"/>
    </style:style>
    <style:style style:name="P6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>
        <style:tab-stops/>
      </style:paragraph-properties>
      <style:text-properties style:font-name="DejaVu Sans Mono" fo:font-size="10.5pt" style:font-size-asian="10.5pt" style:font-size-complex="10.5pt"/>
    </style:style>
    <style:style style:name="T1" style:family="text">
      <style:text-properties fo:color="#cccccc" style:font-name="DejaVu Sans Mono" fo:font-size="10.5pt" style:font-size-asian="10.5pt" style:font-size-complex="10.5pt"/>
    </style:style>
    <style:style style:name="T2" style:family="text">
      <style:text-properties fo:color="#cccccc" style:font-name="DejaVu Sans Mono" fo:font-size="10.5pt" style:font-name-asian="DejaVu Sans" style:font-size-asian="10.5pt" style:font-name-complex="DejaVu Sans" style:font-size-complex="10.5pt"/>
    </style:style>
    <style:style style:name="T3" style:family="text">
      <style:text-properties fo:color="#000000" style:font-name="DejaVu Sans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Grub Menu" svg:width="26.797cm" svg:height="12.32cm" svg:x="0.584cm" svg:y="1.9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Grub Menu" svg:width="4.693cm" svg:height="0.704cm" svg:x="11.722cm" svg:y="0.608cm">
          <draw:text-box>
            <text:p text:style-name="P2"><text:span text:style-name="T1">FREE AS IN FREEDOM</text:span></text:p>
          </draw:text-box>
        </draw:frame>
        <draw:frame draw:style-name="gr3" draw:text-style-name="P4" draw:layer="Grub Menu" svg:width="26.289cm" svg:height="1.524cm" svg:x="1.251cm" svg:y="14.835cm">
          <draw:text-box>
            <text:p><text:span text:style-name="T1">Use the </text:span><text:span text:style-name="T2">↑ and ↓ keys to select which entry is highlighted.</text:span></text:p>
            <text:p><text:span text:style-name="T2">Press enter to boot the selected OS, `e’ to edit the commands before booting or `c’ for a command line.</text:span></text:p>
          </draw:text-box>
        </draw:frame>
        <draw:frame draw:style-name="gr4" draw:text-style-name="P4" draw:layer="Grub Menu" svg:width="13.774cm" svg:height="3.422cm" svg:x="0.731cm" svg:y="2.496cm">
          <draw:text-box>
            <text:p><text:span text:style-name="T1">Search ISOLINUX menu (AHCI) <text:s/>[a]</text:span></text:p>
            <text:p><text:span text:style-name="T1">Search ISOLINUX menu (USB) <text:s/>[u]</text:span></text:p>
            <text:p><text:span text:style-name="T1">Search ISOLINUX menu (CD/DVD) <text:s/>[d]</text:span></text:p>
            <text:p><text:span text:style-name="T1">Load test configuration (grubtest.cfg) inside of CBFS [t]</text:span></text:p>
            <text:p><text:span text:style-name="T1">Search for GRUB2 configuration on external media <text:s/>[s]</text:span></text:p>
            <text:p><text:span text:style-name="T1">Poweroff <text:s/>[p]</text:span></text:p>
            <text:p><text:span text:style-name="T1">Reboot <text:s/>[r]</text:span></text:p>
          </draw:text-box>
        </draw:frame>
        <draw:custom-shape draw:style-name="gr5" draw:text-style-name="P5" draw:layer="Grub Menu" svg:width="26.621cm" svg:height="0.508cm" svg:x="0.685cm" svg:y="2.09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Grub Menu" svg:width="13.081cm" svg:height="0.683cm" svg:x="0.509cm" svg:y="2.007cm">
          <draw:text-box>
            <text:p text:style-name="P6"><text:span text:style-name="T3">*Load Operating System (incl. fully encrypted disks) <text:s/>[o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imbus Sans L1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solid" draw:fill-color="#1c1c1c" draw:gradient-step-count="100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ub Menu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4:14:46.298062403</meta:creation-date>
    <dc:date>2018-12-19T21:45:28.003896180</dc:date>
    <meta:editing-duration>PT2H8M37S</meta:editing-duration>
    <meta:editing-cycles>30</meta:editing-cycles>
    <meta:generator>LibreOffice/5.4.7.2$Linux_X86_64 LibreOffice_project/40m0$Build-2</meta:generator>
    <meta:document-statistic meta:object-count="6"/>
  </office:meta>
</office:document-meta>
</file>